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:dlig" svg:font-family="'Liberation Sans:dlig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黑體-繁" svg:font-family="黑體-繁" style:font-adornments="標準" style:font-pitch="variable"/>
  </office:font-face-decls>
  <office:automatic-styles>
    <style:style style:name="P1" style:family="paragraph" style:parent-style-name="Text_20_body">
      <style:text-properties officeooo:paragraph-rsid="00857bf5"/>
    </style:style>
    <style:style style:name="P2" style:family="paragraph" style:parent-style-name="Text_20_body">
      <style:text-properties officeooo:paragraph-rsid="0092a9f1"/>
    </style:style>
    <style:style style:name="P3" style:family="paragraph" style:parent-style-name="Text_20_body">
      <style:text-properties officeooo:paragraph-rsid="009a994b"/>
    </style:style>
    <style:style style:name="P4" style:family="paragraph" style:parent-style-name="Text_20_body">
      <style:text-properties officeooo:paragraph-rsid="009dcf70"/>
    </style:style>
    <style:style style:name="P5" style:family="paragraph" style:parent-style-name="Text_20_body">
      <style:text-properties officeooo:paragraph-rsid="00b03e9a"/>
    </style:style>
    <style:style style:name="P6" style:family="paragraph" style:parent-style-name="Text_20_body">
      <style:text-properties officeooo:paragraph-rsid="00b313bb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ruby text:style-name="Ru1"><text:ruby-base>采</text:ruby-base><text:ruby-text>chhái</text:ruby-text></text:ruby> <text:ruby text:style-name="Ru1"><text:ruby-base>薇</text:ruby-base><text:ruby-text>bî</text:ruby-text></text:ruby></text:p>
      <text:p text:style-name="P1"><text:ruby text:style-name="Ru1"><text:ruby-base>采</text:ruby-base><text:ruby-text>皆二出</text:ruby-text></text:ruby> <text:ruby text:style-name="Ru1"><text:ruby-base>薇</text:ruby-base><text:ruby-text>居五門</text:ruby-text></text:ruby> <text:ruby text:style-name="Ru1"><text:ruby-base>采</text:ruby-base><text:ruby-text>皆二出</text:ruby-text></text:ruby> <text:ruby text:style-name="Ru1"><text:ruby-base>薇</text:ruby-base><text:ruby-text>皆二出</text:ruby-text></text:ruby> ， <text:ruby text:style-name="Ru1"><text:ruby-base>薇</text:ruby-base><text:ruby-text>居五出</text:ruby-text></text:ruby> <text:ruby text:style-name="Ru1"><text:ruby-base>亦</text:ruby-base><text:ruby-text>經二英</text:ruby-text></text:ruby> <text:ruby text:style-name="Ru1"><text:ruby-base>作</text:ruby-base><text:ruby-text>公四曾</text:ruby-text></text:ruby> <text:ruby text:style-name="Ru1"><text:ruby-base>止</text:ruby-base><text:ruby-text>居二曾</text:ruby-text></text:ruby> 。 <text:line-break/><text:ruby text:style-name="Ru1"><text:ruby-base>曰</text:ruby-base><text:ruby-text>觀八英</text:ruby-text></text:ruby> <text:ruby text:style-name="Ru1"><text:ruby-base>歸</text:ruby-base><text:ruby-text>規一求</text:ruby-text></text:ruby> <text:ruby text:style-name="Ru1"><text:ruby-base>曰</text:ruby-base><text:ruby-text>觀八英</text:ruby-text></text:ruby> <text:ruby text:style-name="Ru1"><text:ruby-base>歸</text:ruby-base><text:ruby-text>規一求</text:ruby-text></text:ruby> ， <text:ruby text:style-name="Ru1"><text:ruby-base>歲</text:ruby-base><text:ruby-text>檜三時</text:ruby-text></text:ruby>󠇢 <text:ruby text:style-name="Ru1"><text:ruby-base>亦</text:ruby-base><text:ruby-text>經八英</text:ruby-text></text:ruby> <text:ruby text:style-name="Ru1"><text:ruby-base>莫</text:ruby-base><text:ruby-text>公八門</text:ruby-text></text:ruby>󠇡 <text:ruby text:style-name="Ru1"><text:ruby-base>止</text:ruby-base><text:ruby-text>居二曾</text:ruby-text></text:ruby> 。 </text:p>
      <text:p text:style-name="P4"><text:ruby text:style-name="Ru1"><text:ruby-base>靡</text:ruby-base><text:ruby-text>居二門</text:ruby-text></text:ruby> <text:ruby text:style-name="Ru1"><text:ruby-base>室</text:ruby-base><text:ruby-text>經四時</text:ruby-text></text:ruby> <text:ruby text:style-name="Ru1"><text:ruby-base>靡</text:ruby-base><text:ruby-text>居二門</text:ruby-text></text:ruby> <text:ruby text:style-name="Ru1"><text:ruby-base>家</text:ruby-base><text:ruby-text>膠一求</text:ruby-text></text:ruby>󠇡 ， <text:ruby text:style-name="Ru1"><text:ruby-base>玁</text:ruby-base><text:ruby-text>兼二喜</text:ruby-text></text:ruby> <text:ruby text:style-name="Ru1"><text:ruby-base>狁</text:ruby-base><text:ruby-text>君二英</text:ruby-text></text:ruby> <text:ruby text:style-name="Ru1"><text:ruby-base>之</text:ruby-base><text:ruby-text>居一曾</text:ruby-text></text:ruby> <text:ruby text:style-name="Ru1"><text:ruby-base>故</text:ruby-base><text:ruby-text>沽三求</text:ruby-text></text:ruby> 。 <text:line-break/><text:ruby text:style-name="Ru1"><text:ruby-base>不</text:ruby-base><text:ruby-text>君四邊</text:ruby-text></text:ruby> <text:ruby text:style-name="Ru1"><text:ruby-base>遑</text:ruby-base><text:ruby-text>公五喜</text:ruby-text></text:ruby> <text:ruby text:style-name="Ru1"><text:ruby-base>啓</text:ruby-base><text:ruby-text>嘉二去</text:ruby-text></text:ruby> <text:ruby text:style-name="Ru1"><text:ruby-base>居</text:ruby-base><text:ruby-text>龜一求</text:ruby-text></text:ruby>󠇡 ， <text:ruby text:style-name="Ru1"><text:ruby-base>玁</text:ruby-base><text:ruby-text>兼二喜</text:ruby-text></text:ruby> <text:ruby text:style-name="Ru1"><text:ruby-base>狁</text:ruby-base><text:ruby-text>君二英</text:ruby-text></text:ruby> <text:ruby text:style-name="Ru1"><text:ruby-base>之</text:ruby-base><text:ruby-text>居一曾</text:ruby-text></text:ruby> <text:ruby text:style-name="Ru1"><text:ruby-base>故</text:ruby-base><text:ruby-text>沽三求</text:ruby-text></text:ruby> 。 </text:p>
      <text:p text:style-name="P5"><text:soft-page-break/><text:ruby text:style-name="Ru1"><text:ruby-base>采</text:ruby-base><text:ruby-text>皆二出</text:ruby-text></text:ruby> <text:ruby text:style-name="Ru1"><text:ruby-base>薇</text:ruby-base><text:ruby-text>居五門</text:ruby-text></text:ruby> <text:ruby text:style-name="Ru1"><text:ruby-base>采</text:ruby-base><text:ruby-text>皆二出</text:ruby-text></text:ruby> <text:ruby text:style-name="Ru1"><text:ruby-base>薇</text:ruby-base><text:ruby-text>居五門</text:ruby-text></text:ruby> ， <text:ruby text:style-name="Ru1"><text:ruby-base>薇</text:ruby-base><text:ruby-text>居五門</text:ruby-text></text:ruby> <text:ruby text:style-name="Ru1"><text:ruby-base>亦</text:ruby-base><text:ruby-text>經八英</text:ruby-text></text:ruby> <text:ruby text:style-name="Ru1"><text:ruby-base>柔</text:ruby-base><text:ruby-text>丩五入</text:ruby-text></text:ruby> <text:ruby text:style-name="Ru1"><text:ruby-base>止</text:ruby-base><text:ruby-text>居一曾</text:ruby-text></text:ruby> 。 <text:line-break/><text:ruby text:style-name="Ru1"><text:ruby-base>曰</text:ruby-base><text:ruby-text>觀八英</text:ruby-text></text:ruby> <text:ruby text:style-name="Ru1"><text:ruby-base>歸</text:ruby-base><text:ruby-text>規一求</text:ruby-text></text:ruby> <text:ruby text:style-name="Ru1"><text:ruby-base>曰</text:ruby-base><text:ruby-text>觀八英</text:ruby-text></text:ruby> <text:ruby text:style-name="Ru1"><text:ruby-base>歸</text:ruby-base><text:ruby-text>規一求</text:ruby-text></text:ruby> ， <text:ruby text:style-name="Ru1"><text:ruby-base>心</text:ruby-base><text:ruby-text>金一時</text:ruby-text></text:ruby> <text:ruby text:style-name="Ru1"><text:ruby-base>亦</text:ruby-base><text:ruby-text>經八英</text:ruby-text></text:ruby> <text:ruby text:style-name="Ru1"><text:ruby-base>憂</text:ruby-base><text:ruby-text>丩一英</text:ruby-text></text:ruby> <text:ruby text:style-name="Ru1"><text:ruby-base>止</text:ruby-base><text:ruby-text>居一曾</text:ruby-text></text:ruby> 。 </text:p>
      <text:p text:style-name="P6"><text:ruby text:style-name="Ru1"><text:ruby-base>憂</text:ruby-base><text:ruby-text>丩一英</text:ruby-text></text:ruby> <text:ruby text:style-name="Ru1"><text:ruby-base>心</text:ruby-base><text:ruby-text>金一時</text:ruby-text></text:ruby> <text:ruby text:style-name="Ru1"><text:ruby-base>烈</text:ruby-base><text:ruby-text>堅八柳</text:ruby-text></text:ruby> <text:ruby text:style-name="Ru1"><text:ruby-base>烈</text:ruby-base><text:ruby-text>堅八柳</text:ruby-text></text:ruby> ， <text:ruby text:style-name="Ru1"><text:ruby-base>載</text:ruby-base><text:ruby-text>皆三曾</text:ruby-text></text:ruby> <text:ruby text:style-name="Ru1"><text:ruby-base>飢</text:ruby-base><text:ruby-text>居一求</text:ruby-text></text:ruby> <text:ruby text:style-name="Ru1"><text:ruby-base>載</text:ruby-base><text:ruby-text>皆三曾</text:ruby-text></text:ruby> <text:ruby text:style-name="Ru1"><text:ruby-base>渴</text:ruby-base><text:ruby-text>干四去</text:ruby-text></text:ruby>󠇡 。 <text:line-break/><text:ruby text:style-name="Ru1"><text:ruby-base>我</text:ruby-base><text:ruby-text>姑二語</text:ruby-text></text:ruby>󠇡 <text:ruby text:style-name="Ru1"><text:ruby-base>戍</text:ruby-base><text:ruby-text>龜三時</text:ruby-text></text:ruby> <text:ruby text:style-name="Ru1"><text:ruby-base>未</text:ruby-base><text:ruby-text>居七門</text:ruby-text></text:ruby>󠇡 <text:ruby text:style-name="Ru1"><text:ruby-base>定</text:ruby-base><text:ruby-text>經七地</text:ruby-text></text:ruby>󠇡 ， <text:ruby text:style-name="Ru1"><text:ruby-base>靡</text:ruby-base><text:ruby-text>居一門</text:ruby-text></text:ruby> <text:ruby text:style-name="Ru1"><text:ruby-base>使</text:ruby-base><text:ruby-text>龜二時</text:ruby-text></text:ruby>󠇡 <text:ruby text:style-name="Ru1"><text:ruby-base>歸</text:ruby-base><text:ruby-text>規一求</text:ruby-text></text:ruby> <text:ruby text:style-name="Ru1"><text:ruby-base>聘</text:ruby-base><text:ruby-text>經三頗</text:ruby-text></text:ruby> 。 </text:p>
      <text:p text:style-name="P3"><text:ruby text:style-name="Ru1"><text:ruby-base>采</text:ruby-base><text:ruby-text>chhái</text:ruby-text></text:ruby> <text:ruby text:style-name="Ru1"><text:ruby-base>薇</text:ruby-base><text:ruby-text>bî</text:ruby-text></text:ruby> <text:ruby text:style-name="Ru1"><text:ruby-base>采</text:ruby-base><text:ruby-text>chhái</text:ruby-text></text:ruby> <text:ruby text:style-name="Ru1"><text:ruby-base>薇</text:ruby-base><text:ruby-text>bî</text:ruby-text></text:ruby> ， <text:ruby text:style-name="Ru1"><text:ruby-base>薇</text:ruby-base><text:ruby-text>bî</text:ruby-text></text:ruby> <text:ruby text:style-name="Ru1"><text:ruby-base>亦</text:ruby-base><text:ruby-text>e̍k</text:ruby-text></text:ruby> <text:ruby text:style-name="Ru1"><text:ruby-base>剛</text:ruby-base><text:ruby-text>kong</text:ruby-text></text:ruby> <text:ruby text:style-name="Ru1"><text:ruby-base>止</text:ruby-base><text:ruby-text>chí</text:ruby-text></text:ruby> 。 <text:line-break/><text:soft-page-break/><text:ruby text:style-name="Ru1"><text:ruby-base>曰</text:ruby-base><text:ruby-text>oa̍t</text:ruby-text></text:ruby> <text:ruby text:style-name="Ru1"><text:ruby-base>歸</text:ruby-base><text:ruby-text>kui</text:ruby-text></text:ruby> <text:ruby text:style-name="Ru1"><text:ruby-base>曰</text:ruby-base><text:ruby-text>oa̍t</text:ruby-text></text:ruby> <text:ruby text:style-name="Ru1"><text:ruby-base>歸</text:ruby-base><text:ruby-text>kui</text:ruby-text></text:ruby> ， <text:ruby text:style-name="Ru1"><text:ruby-base>歲</text:ruby-base><text:ruby-text>sòe</text:ruby-text></text:ruby>󠇢 <text:ruby text:style-name="Ru1"><text:ruby-base>亦</text:ruby-base><text:ruby-text>e̍k</text:ruby-text></text:ruby> <text:ruby text:style-name="Ru1"><text:ruby-base>陽</text:ruby-base><text:ruby-text>iông</text:ruby-text></text:ruby> <text:ruby text:style-name="Ru1"><text:ruby-base>止</text:ruby-base><text:ruby-text>chí</text:ruby-text></text:ruby> 。 </text:p>
      <text:p text:style-name="P2"><text:ruby text:style-name="Ru1"><text:ruby-base>王</text:ruby-base><text:ruby-text>ông</text:ruby-text></text:ruby> <text:ruby text:style-name="Ru1"><text:ruby-base>事</text:ruby-base><text:ruby-text>sū</text:ruby-text></text:ruby> <text:ruby text:style-name="Ru1"><text:ruby-base>靡</text:ruby-base><text:ruby-text>bí</text:ruby-text></text:ruby> <text:ruby text:style-name="Ru1"><text:ruby-base>盬</text:ruby-base><text:ruby-text>kó͘</text:ruby-text></text:ruby> ， <text:ruby text:style-name="Ru1"><text:ruby-base>不</text:ruby-base><text:ruby-text>put</text:ruby-text></text:ruby> <text:ruby text:style-name="Ru1"><text:ruby-base>遑</text:ruby-base><text:ruby-text>hông</text:ruby-text></text:ruby> <text:ruby text:style-name="Ru1"><text:ruby-base>啓</text:ruby-base><text:ruby-text>khé</text:ruby-text></text:ruby> <text:ruby text:style-name="Ru1"><text:ruby-base>處</text:ruby-base><text:ruby-text>chhú</text:ruby-text></text:ruby> 。 <text:line-break/><text:ruby text:style-name="Ru1"><text:ruby-base>憂</text:ruby-base><text:ruby-text>iu</text:ruby-text></text:ruby> <text:ruby text:style-name="Ru1"><text:ruby-base>心</text:ruby-base><text:ruby-text>sim</text:ruby-text></text:ruby> <text:ruby text:style-name="Ru1"><text:ruby-base>孔</text:ruby-base><text:ruby-text>khóng</text:ruby-text></text:ruby> <text:ruby text:style-name="Ru1"><text:ruby-base>疚</text:ruby-base><text:ruby-text>kiù</text:ruby-text></text:ruby> ， <text:ruby text:style-name="Ru1"><text:ruby-base>我</text:ruby-base><text:ruby-text>ngó͘</text:ruby-text></text:ruby>󠇡 <text:ruby text:style-name="Ru1"><text:ruby-base>行</text:ruby-base><text:ruby-text>hêng</text:ruby-text></text:ruby>󠇡 <text:ruby text:style-name="Ru1"><text:ruby-base>不</text:ruby-base><text:ruby-text>put</text:ruby-text></text:ruby> <text:ruby text:style-name="Ru1"><text:ruby-base>來</text:ruby-base><text:ruby-text>lâi</text:ruby-text></text:ruby> ！ </text:p>
      <text:p text:style-name="P1"><text:ruby text:style-name="Ru1"><text:ruby-base>彼</text:ruby-base><text:ruby-text>pí</text:ruby-text></text:ruby>󠇢 <text:ruby text:style-name="Ru1"><text:ruby-base>爾</text:ruby-base><text:ruby-text>ní</text:ruby-text></text:ruby>󠇢 <text:ruby text:style-name="Ru1"><text:ruby-base>維</text:ruby-base><text:ruby-text>ûi</text:ruby-text></text:ruby> <text:ruby text:style-name="Ru1"><text:ruby-base>何</text:ruby-base><text:ruby-text>hô</text:ruby-text></text:ruby> ？ <text:ruby text:style-name="Ru1"><text:ruby-base>維</text:ruby-base><text:ruby-text>ûi</text:ruby-text></text:ruby> <text:ruby text:style-name="Ru1"><text:ruby-base>常</text:ruby-base><text:ruby-text>siông</text:ruby-text></text:ruby> <text:ruby text:style-name="Ru1"><text:ruby-base>之</text:ruby-base><text:ruby-text>chi</text:ruby-text></text:ruby> <text:ruby text:style-name="Ru1"><text:ruby-base>華</text:ruby-base><text:ruby-text>hôa</text:ruby-text></text:ruby> 。 <text:line-break/><text:ruby text:style-name="Ru1"><text:ruby-base>彼</text:ruby-base><text:ruby-text>pí</text:ruby-text></text:ruby>󠇢 <text:ruby text:style-name="Ru1"><text:ruby-base>路</text:ruby-base><text:ruby-text>lō͘</text:ruby-text></text:ruby> <text:ruby text:style-name="Ru1"><text:ruby-base>斯</text:ruby-base><text:ruby-text>su</text:ruby-text></text:ruby> <text:ruby text:style-name="Ru1"><text:ruby-base>何</text:ruby-base><text:ruby-text>hô</text:ruby-text></text:ruby> ？ <text:ruby text:style-name="Ru1"><text:ruby-base>君</text:ruby-base><text:ruby-text>kun</text:ruby-text></text:ruby> <text:ruby text:style-name="Ru1"><text:ruby-base>子</text:ruby-base><text:ruby-text>chú</text:ruby-text></text:ruby>󠇡 <text:ruby text:style-name="Ru1"><text:ruby-base>之</text:ruby-base><text:ruby-text>chi</text:ruby-text></text:ruby> <text:ruby text:style-name="Ru1"><text:ruby-base>車</text:ruby-base><text:ruby-text>ki</text:ruby-text></text:ruby>󠇡 。 </text:p>
      <text:p text:style-name="P1"><text:soft-page-break/><text:ruby text:style-name="Ru1"><text:ruby-base>戎</text:ruby-base><text:ruby-text>jiông</text:ruby-text></text:ruby> <text:ruby text:style-name="Ru1"><text:ruby-base>車</text:ruby-base><text:ruby-text>ki</text:ruby-text></text:ruby>󠇡 <text:ruby text:style-name="Ru1"><text:ruby-base>既</text:ruby-base><text:ruby-text>kì</text:ruby-text></text:ruby> <text:ruby text:style-name="Ru1"><text:ruby-base>駕</text:ruby-base><text:ruby-text>kà</text:ruby-text></text:ruby> ， <text:ruby text:style-name="Ru1"><text:ruby-base>四</text:ruby-base><text:ruby-text>sù</text:ruby-text></text:ruby>󠇡 <text:ruby text:style-name="Ru1"><text:ruby-base>牡</text:ruby-base><text:ruby-text>bó͘</text:ruby-text></text:ruby> <text:ruby text:style-name="Ru1"><text:ruby-base>業</text:ruby-base><text:ruby-text>gia̍p</text:ruby-text></text:ruby> <text:ruby text:style-name="Ru1"><text:ruby-base>業</text:ruby-base><text:ruby-text>gia̍p</text:ruby-text></text:ruby> 。 <text:line-break/><text:ruby text:style-name="Ru1"><text:ruby-base>豈</text:ruby-base><text:ruby-text>khí</text:ruby-text></text:ruby> <text:ruby text:style-name="Ru1"><text:ruby-base>敢</text:ruby-base><text:ruby-text>kám</text:ruby-text></text:ruby> <text:ruby text:style-name="Ru1"><text:ruby-base>定</text:ruby-base><text:ruby-text>tēng</text:ruby-text></text:ruby>󠇡 <text:ruby text:style-name="Ru1"><text:ruby-base>居</text:ruby-base><text:ruby-text>ku</text:ruby-text></text:ruby>󠇡 ？ <text:ruby text:style-name="Ru1"><text:ruby-base>一</text:ruby-base><text:ruby-text>it</text:ruby-text></text:ruby>󠇡 <text:ruby text:style-name="Ru1"><text:ruby-base>月</text:ruby-base><text:ruby-text>goa̍t</text:ruby-text></text:ruby>󠇢 <text:ruby text:style-name="Ru1"><text:ruby-base>三</text:ruby-base><text:ruby-text>sam</text:ruby-text></text:ruby>󠇡 <text:ruby text:style-name="Ru1"><text:ruby-base>捷</text:ruby-base><text:ruby-text>chia̍t</text:ruby-text></text:ruby> 。 </text:p>
      <text:p text:style-name="P1"><text:ruby text:style-name="Ru1"><text:ruby-base>駕</text:ruby-base><text:ruby-text>kà</text:ruby-text></text:ruby> <text:ruby text:style-name="Ru1"><text:ruby-base>彼</text:ruby-base><text:ruby-text>pí</text:ruby-text></text:ruby>󠇢 <text:ruby text:style-name="Ru1"><text:ruby-base>四</text:ruby-base><text:ruby-text>sù</text:ruby-text></text:ruby>󠇡 <text:ruby text:style-name="Ru1"><text:ruby-base>牡</text:ruby-base><text:ruby-text>bó͘</text:ruby-text></text:ruby> ， <text:ruby text:style-name="Ru1"><text:ruby-base>四</text:ruby-base><text:ruby-text>sù</text:ruby-text></text:ruby>󠇡 <text:ruby text:style-name="Ru1"><text:ruby-base>牡</text:ruby-base><text:ruby-text>bó͘</text:ruby-text></text:ruby> <text:ruby text:style-name="Ru1"><text:ruby-base>騤</text:ruby-base><text:ruby-text>kûi</text:ruby-text></text:ruby> <text:ruby text:style-name="Ru1"><text:ruby-base>騤</text:ruby-base><text:ruby-text>kûi</text:ruby-text></text:ruby> 。 <text:line-break/><text:ruby text:style-name="Ru1"><text:ruby-base>君</text:ruby-base><text:ruby-text>kun</text:ruby-text></text:ruby> <text:ruby text:style-name="Ru1"><text:ruby-base>子</text:ruby-base><text:ruby-text>chú</text:ruby-text></text:ruby>󠇡 <text:ruby text:style-name="Ru1"><text:ruby-base>所</text:ruby-base><text:ruby-text>só͘</text:ruby-text></text:ruby> <text:ruby text:style-name="Ru1"><text:ruby-base>依</text:ruby-base><text:ruby-text>i</text:ruby-text></text:ruby> ， <text:ruby text:style-name="Ru1"><text:ruby-base>小</text:ruby-base><text:ruby-text>siáu</text:ruby-text></text:ruby>󠇡 <text:ruby text:style-name="Ru1"><text:ruby-base>人</text:ruby-base><text:ruby-text>jîn</text:ruby-text></text:ruby>󠇢 <text:ruby text:style-name="Ru1"><text:ruby-base>所</text:ruby-base><text:ruby-text>só͘</text:ruby-text></text:ruby> <text:ruby text:style-name="Ru1"><text:ruby-base>腓</text:ruby-base><text:ruby-text>hûi</text:ruby-text></text:ruby> 。 </text:p>
      <text:p text:style-name="P1"><text:ruby text:style-name="Ru1"><text:ruby-base>四</text:ruby-base><text:ruby-text>sù</text:ruby-text></text:ruby>󠇡 <text:ruby text:style-name="Ru1"><text:ruby-base>牡</text:ruby-base><text:ruby-text>bó͘</text:ruby-text></text:ruby> <text:ruby text:style-name="Ru1"><text:ruby-base>翼</text:ruby-base><text:ruby-text>e̍k</text:ruby-text></text:ruby>󠇡 <text:ruby text:style-name="Ru1"><text:ruby-base>翼</text:ruby-base><text:ruby-text>e̍k</text:ruby-text></text:ruby>󠇡 ， <text:ruby text:style-name="Ru1"><text:ruby-base>象</text:ruby-base><text:ruby-text>siōng</text:ruby-text></text:ruby> <text:ruby text:style-name="Ru1"><text:ruby-base>弭</text:ruby-base><text:ruby-text>bí</text:ruby-text></text:ruby> <text:ruby text:style-name="Ru1"><text:ruby-base>魚</text:ruby-base><text:ruby-text>gû</text:ruby-text></text:ruby>󠇢 <text:ruby text:style-name="Ru1"><text:ruby-base>服</text:ruby-base><text:ruby-text>ho̍k</text:ruby-text></text:ruby> 。 <text:line-break/><text:soft-page-break/><text:ruby text:style-name="Ru1"><text:ruby-base>豈</text:ruby-base><text:ruby-text>khí</text:ruby-text></text:ruby> <text:ruby text:style-name="Ru1"><text:ruby-base>不</text:ruby-base><text:ruby-text>put</text:ruby-text></text:ruby> <text:ruby text:style-name="Ru1"><text:ruby-base>日</text:ruby-base><text:ruby-text>ji̍t</text:ruby-text></text:ruby> <text:ruby text:style-name="Ru1"><text:ruby-base>戒</text:ruby-base><text:ruby-text>kài</text:ruby-text></text:ruby> ？ <text:ruby text:style-name="Ru1"><text:ruby-base>玁</text:ruby-base><text:ruby-text>hiám</text:ruby-text></text:ruby> <text:ruby text:style-name="Ru1"><text:ruby-base>狁</text:ruby-base><text:ruby-text>ún</text:ruby-text></text:ruby> <text:ruby text:style-name="Ru1"><text:ruby-base>孔</text:ruby-base><text:ruby-text>khóng</text:ruby-text></text:ruby> <text:ruby text:style-name="Ru1"><text:ruby-base>棘</text:ruby-base><text:ruby-text>kek</text:ruby-text></text:ruby> ！ </text:p>
      <text:p text:style-name="P1"><text:ruby text:style-name="Ru1"><text:ruby-base>昔</text:ruby-base><text:ruby-text>sek</text:ruby-text></text:ruby> <text:ruby text:style-name="Ru1"><text:ruby-base>我</text:ruby-base><text:ruby-text>ngó͘</text:ruby-text></text:ruby>󠇡 <text:ruby text:style-name="Ru1"><text:ruby-base>往</text:ruby-base><text:ruby-text>óng</text:ruby-text></text:ruby> <text:ruby text:style-name="Ru1"><text:ruby-base>矣</text:ruby-base><text:ruby-text>í</text:ruby-text></text:ruby>󠇡 ， <text:ruby text:style-name="Ru1"><text:ruby-base>楊</text:ruby-base><text:ruby-text>iông</text:ruby-text></text:ruby>󠇡 <text:ruby text:style-name="Ru1"><text:ruby-base>柳</text:ruby-base><text:ruby-text>liú</text:ruby-text></text:ruby> <text:ruby text:style-name="Ru1"><text:ruby-base>依</text:ruby-base><text:ruby-text>i</text:ruby-text></text:ruby> <text:ruby text:style-name="Ru1"><text:ruby-base>依</text:ruby-base><text:ruby-text>i</text:ruby-text></text:ruby> 。 <text:line-break/><text:ruby text:style-name="Ru1"><text:ruby-base>今</text:ruby-base><text:ruby-text>kim</text:ruby-text></text:ruby>󠇢 <text:ruby text:style-name="Ru1"><text:ruby-base>我</text:ruby-base><text:ruby-text>ngó͘</text:ruby-text></text:ruby>󠇡 <text:ruby text:style-name="Ru1"><text:ruby-base>來</text:ruby-base><text:ruby-text>lâi</text:ruby-text></text:ruby> <text:ruby text:style-name="Ru1"><text:ruby-base>思</text:ruby-base><text:ruby-text>su</text:ruby-text></text:ruby> ， <text:ruby text:style-name="Ru1"><text:ruby-base>雨</text:ruby-base><text:ruby-text>ú</text:ruby-text></text:ruby>󠇡 <text:ruby text:style-name="Ru1"><text:ruby-base>雪</text:ruby-base><text:ruby-text>soat</text:ruby-text></text:ruby>󠇢 <text:ruby text:style-name="Ru1"><text:ruby-base>霏</text:ruby-base><text:ruby-text>hui</text:ruby-text></text:ruby> <text:ruby text:style-name="Ru1"><text:ruby-base>霏</text:ruby-base><text:ruby-text>hui</text:ruby-text></text:ruby> 。 </text:p>
      <text:p text:style-name="P1"><text:ruby text:style-name="Ru1"><text:ruby-base>行</text:ruby-base><text:ruby-text>hêng</text:ruby-text></text:ruby>󠇡 <text:ruby text:style-name="Ru1"><text:ruby-base>道</text:ruby-base><text:ruby-text>tō</text:ruby-text></text:ruby> <text:ruby text:style-name="Ru1"><text:ruby-base>遲</text:ruby-base><text:ruby-text>tî</text:ruby-text></text:ruby> <text:ruby text:style-name="Ru1"><text:ruby-base>遲</text:ruby-base><text:ruby-text>tî</text:ruby-text></text:ruby> ， <text:ruby text:style-name="Ru1"><text:ruby-base>載</text:ruby-base><text:ruby-text>chài</text:ruby-text></text:ruby> <text:ruby text:style-name="Ru1"><text:ruby-base>渴</text:ruby-base><text:ruby-text>khat</text:ruby-text></text:ruby>󠇡 <text:ruby text:style-name="Ru1"><text:ruby-base>載</text:ruby-base><text:ruby-text>chài</text:ruby-text></text:ruby> <text:ruby text:style-name="Ru1"><text:ruby-base>飢</text:ruby-base><text:ruby-text>ki</text:ruby-text></text:ruby> 。 <text:line-break/><text:ruby text:style-name="Ru1"><text:ruby-base>我</text:ruby-base><text:ruby-text>ngó͘</text:ruby-text></text:ruby>󠇡 <text:ruby text:style-name="Ru1"><text:ruby-base>心</text:ruby-base><text:ruby-text>sim</text:ruby-text></text:ruby> <text:ruby text:style-name="Ru1"><text:ruby-base>傷</text:ruby-base><text:ruby-text>siong</text:ruby-text></text:ruby>󠇡 <text:ruby text:style-name="Ru1"><text:ruby-base>悲</text:ruby-base><text:ruby-text>pi</text:ruby-text></text:ruby> ， <text:ruby text:style-name="Ru1"><text:ruby-base>莫</text:ruby-base><text:ruby-text>bo̍k</text:ruby-text></text:ruby>󠇡 <text:ruby text:style-name="Ru1"><text:ruby-base>知</text:ruby-base><text:ruby-text>ti</text:ruby-text></text:ruby>󠇡 <text:ruby text:style-name="Ru1"><text:ruby-base>我</text:ruby-base><text:ruby-text>ngó͘</text:ruby-text></text:ruby>󠇡 <text:ruby text:style-name="Ru1"><text:ruby-base>哀</text:ruby-base><text:ruby-text>ai</text:ruby-text></text:ruby> ！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ans:dlig" svg:font-family="'Liberation Sans:dlig'" style:font-adornments="標準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华文宋体" svg:font-family="华文宋体" style:font-family-generic="system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黑體-繁" svg:font-family="黑體-繁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 style:register-true="true"/>
      <style:text-properties style:font-name="Liberation Serif:dlig" fo:font-family="'Liberation Serif:dlig'" style:font-style-name="標準" style:font-family-generic="roman" style:font-pitch="variable" fo:font-size="36pt" fo:letter-spacing="0.212cm" style:font-name-asian="翩翩體-繁" style:font-family-asian="翩翩體-繁" style:font-style-name-asian="標準" style:font-pitch-asian="variable" style:font-size-asian="36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cm" fo:margin-bottom="0.55cm" style:contextual-spacing="false" fo:line-height="100%" fo:text-align="center" style:justify-single-word="false" fo:keep-with-next="always"/>
      <style:text-properties style:font-name="Liberation Sans" fo:font-family="'Liberation Sans'" style:font-family-generic="swiss" style:font-pitch="variable" fo:font-size="54pt" style:font-name-asian="魏碑-繁" style:font-family-asian="魏碑-繁" style:font-style-name-asian="標準" style:font-pitch-asian="variable" style:font-size-asian="5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15%" fo:text-align="justify" fo:text-align-last="justify" style:justify-single-word="false" fo:keep-together="auto" fo:orphans="0" fo:widows="0" style:register-true="false" style:page-number="auto" style:text-autospace="none" style:punctuation-wrap="simple" style:line-break="normal" style:snap-to-layout-grid="false">
        <style:tab-stops/>
      </style:paragraph-properties>
      <style:text-properties style:font-name="Liberation Sans:dlig" fo:font-family="'Liberation Sans:dlig'" style:font-style-name="標準" style:font-family-generic="swiss" style:font-pitch="variable" fo:font-size="48pt" fo:letter-spacing="normal" style:font-name-asian="魏碑-繁" style:font-family-asian="魏碑-繁" style:font-style-name-asian="標準" style:font-pitch-asian="variable" style:font-size-asian="48pt" style:language-asian="none" style:country-asian="none" style:font-style-asian="normal" style:font-weight-asian="normal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801cm" style:contextual-spacing="false" fo:text-align="center" style:justify-single-word="false" style:register-true="false" style:page-number="auto" fo:break-before="page"/>
      <style:text-properties fo:font-size="48pt" fo:letter-spacing="normal" fo:font-weight="normal" style:letter-kerning="false" style:font-size-asian="4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bf0041" loext:opacity="100%" style:font-name="Liberation Sans:dlig" fo:font-family="'Liberation Sans:dlig'" style:font-style-name="標準" style:font-family-generic="swiss" style:font-pitch="variable" fo:font-size="11pt" style:text-underline-style="none" style:font-name-asian="黑體-繁" style:font-family-asian="黑體-繁" style:font-style-name-asian="標準" style:font-pitch-asian="variable" style:font-size-asian="11pt" style:font-weight-asian="bold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1DT1H21M13S</meta:editing-duration>
    <meta:editing-cycles>115</meta:editing-cycles>
    <meta:generator>LibreOffice/7.2.5.2$MacOSX_X86_64 LibreOffice_project/499f9727c189e6ef3471021d6132d4c694f357e5</meta:generator>
    <dc:title>我的草稿</dc:title>
    <dc:date>2022-02-28T11:26:15.721623511</dc:date>
    <meta:print-date>2022-02-15T10:20:12.552418225</meta:print-date>
    <meta:document-statistic meta:table-count="0" meta:image-count="0" meta:object-count="0" meta:page-count="5" meta:paragraph-count="13" meta:word-count="290" meta:character-count="495" meta:non-whitespace-character-count="290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